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paragraph-rsid="00033f36" style:font-size-asian="26pt"/>
    </style:style>
    <style:style style:name="P2" style:family="paragraph" style:parent-style-name="Standard">
      <style:paragraph-properties fo:text-align="center" style:justify-single-word="false"/>
      <style:text-properties fo:font-size="26pt" fo:font-weight="bold" officeooo:paragraph-rsid="00033f36" style:font-size-asian="26pt" style:font-weight-asian="bold"/>
    </style:style>
    <style:style style:name="P3" style:family="paragraph" style:parent-style-name="Standard">
      <style:text-properties fo:font-size="16pt" fo:font-weight="bold" officeooo:paragraph-rsid="00033f36" style:font-size-asian="16pt" style:font-weight-asian="bold"/>
    </style:style>
    <style:style style:name="P4" style:family="paragraph" style:parent-style-name="Standard">
      <style:paragraph-properties fo:text-align="justify" style:justify-single-word="false"/>
      <style:text-properties fo:font-size="12pt" officeooo:paragraph-rsid="00033f36" style:font-size-asian="12pt" style:font-size-complex="12pt"/>
    </style:style>
    <style:style style:name="P5" style:family="paragraph" style:parent-style-name="Standard">
      <style:paragraph-properties fo:text-align="justify" style:justify-single-word="false"/>
      <style:text-properties fo:font-size="12pt" officeooo:paragraph-rsid="00055d09" style:font-size-asian="12pt" style:font-size-complex="12pt"/>
    </style:style>
    <style:style style:name="P6" style:family="paragraph" style:parent-style-name="Standard">
      <style:paragraph-properties fo:text-align="justify" style:justify-single-word="false"/>
      <style:text-properties fo:font-size="8pt" officeooo:paragraph-rsid="00033f36" style:font-size-asian="8pt" style:font-size-complex="8pt"/>
    </style:style>
    <style:style style:name="P7" style:family="paragraph" style:parent-style-name="Standard">
      <style:text-properties officeooo:paragraph-rsid="00033f36"/>
    </style:style>
    <style:style style:name="P8" style:family="paragraph" style:parent-style-name="Standard">
      <style:paragraph-properties fo:margin-left="0cm" fo:margin-right="0cm" fo:text-align="justify" style:justify-single-word="false" fo:text-indent="0cm" style:auto-text-indent="false"/>
      <style:text-properties fo:font-size="12pt" officeooo:paragraph-rsid="00033f36" style:font-size-asian="12pt" style:font-size-complex="12pt"/>
    </style:style>
    <style:style style:name="P9" style:family="paragraph" style:parent-style-name="Standard">
      <style:paragraph-properties fo:break-before="page"/>
      <style:text-properties officeooo:paragraph-rsid="00033f36"/>
    </style:style>
    <style:style style:name="P10" style:family="paragraph" style:parent-style-name="Standard" style:master-page-name="Standard">
      <style:paragraph-properties fo:text-align="center" style:justify-single-word="false" style:page-number="auto"/>
      <style:text-properties fo:font-size="26pt" officeooo:paragraph-rsid="00033f36" style:font-size-asian="26pt"/>
    </style:style>
    <style:style style:name="P11" style:family="paragraph" style:parent-style-name="Text_20_body">
      <style:text-properties fo:font-size="3pt" officeooo:paragraph-rsid="00033f36" style:font-size-asian="2.59999990463257pt" style:font-size-complex="3pt"/>
    </style:style>
    <style:style style:name="P12" style:family="paragraph" style:parent-style-name="Contents_20_2">
      <style:text-properties officeooo:paragraph-rsid="00033f36"/>
    </style:style>
    <style:style style:name="P13" style:family="paragraph" style:parent-style-name="Paragraphe_20_de_20_liste">
      <style:paragraph-properties fo:margin-left="0cm" fo:margin-right="0cm" fo:text-align="justify" style:justify-single-word="false" fo:text-indent="0cm" style:auto-text-indent="false"/>
      <style:text-properties fo:font-size="12pt" officeooo:paragraph-rsid="00033f36" style:font-size-asian="12pt" style:font-size-complex="12pt"/>
    </style:style>
    <style:style style:name="P14" style:family="paragraph" style:parent-style-name="Paragraphe_20_de_20_liste">
      <style:paragraph-properties fo:margin-left="0cm" fo:margin-right="0cm" fo:text-indent="0cm" style:auto-text-indent="false"/>
      <style:text-properties fo:font-size="12pt" officeooo:paragraph-rsid="00033f36" style:font-size-asian="12pt" style:font-size-complex="12pt"/>
    </style:style>
    <style:style style:name="P15" style:family="paragraph" style:parent-style-name="Paragraphe_20_de_20_liste">
      <style:paragraph-properties fo:margin-left="0cm" fo:margin-right="0cm" fo:text-align="justify" style:justify-single-word="false" fo:text-indent="0cm" style:auto-text-indent="false"/>
      <style:text-properties fo:font-size="12pt" officeooo:paragraph-rsid="00033f36" fo:background-color="#ffff00" style:font-size-asian="12pt" style:font-size-complex="12pt"/>
    </style:style>
    <style:style style:name="P16" style:family="paragraph" style:parent-style-name="Paragraphe_20_de_20_liste">
      <style:paragraph-properties fo:margin-left="0cm" fo:margin-right="0cm" fo:text-indent="0cm" style:auto-text-indent="false"/>
      <style:text-properties fo:font-size="8pt" officeooo:paragraph-rsid="00033f36" style:font-size-asian="8pt" style:font-size-complex="8pt"/>
    </style:style>
    <style:style style:name="P17" style:family="paragraph" style:parent-style-name="Paragraphe_20_de_20_liste">
      <style:paragraph-properties fo:margin-left="0cm" fo:margin-right="0cm" fo:margin-top="0cm" fo:margin-bottom="0.212cm" loext:contextual-spacing="true" fo:text-align="justify" style:justify-single-word="false" fo:text-indent="0cm" style:auto-text-indent="false"/>
      <style:text-properties fo:font-size="12pt" officeooo:paragraph-rsid="00033f36" style:font-size-asian="12pt" style:font-size-complex="12pt"/>
    </style:style>
    <style:style style:name="P18" style:family="paragraph" style:parent-style-name="Paragraphe_20_de_20_liste">
      <style:paragraph-properties fo:margin-left="0cm" fo:margin-right="0cm" fo:margin-top="0cm" fo:margin-bottom="0cm" loext:contextual-spacing="true" fo:text-align="justify" style:justify-single-word="false" fo:text-indent="0cm" style:auto-text-indent="false"/>
      <style:text-properties fo:font-size="12pt" officeooo:paragraph-rsid="00033f36" style:font-size-asian="12pt" style:font-size-complex="12pt"/>
    </style:style>
    <style:style style:name="P19" style:family="paragraph" style:parent-style-name="Paragraphe_20_de_20_liste" style:list-style-name="WW8Num7">
      <style:text-properties fo:font-size="12pt" officeooo:rsid="0017cd51" officeooo:paragraph-rsid="00033f36" style:font-size-asian="12pt" style:font-size-complex="12pt"/>
    </style:style>
    <style:style style:name="P20" style:family="paragraph" style:parent-style-name="Paragraphe_20_de_20_liste" style:list-style-name="WW8Num8">
      <style:paragraph-properties fo:text-align="justify" style:justify-single-word="false"/>
      <style:text-properties fo:font-size="12pt" officeooo:rsid="0017cd51" officeooo:paragraph-rsid="00033f36" style:font-size-asian="12pt" style:font-size-complex="12pt"/>
    </style:style>
    <style:style style:name="P21" style:family="paragraph" style:parent-style-name="Paragraphe_20_de_20_liste">
      <style:paragraph-properties fo:text-align="justify" style:justify-single-word="false"/>
      <style:text-properties fo:font-size="12pt" officeooo:paragraph-rsid="00033f36" style:font-size-asian="12pt" style:font-size-complex="12pt"/>
    </style:style>
    <style:style style:name="P22" style:family="paragraph" style:parent-style-name="Paragraphe_20_de_20_liste" style:list-style-name="WW8Num2">
      <style:text-properties fo:font-size="12pt" officeooo:rsid="0019053a" officeooo:paragraph-rsid="00033f36" style:font-size-asian="12pt" style:font-size-complex="12pt"/>
    </style:style>
    <style:style style:name="P23" style:family="paragraph" style:parent-style-name="Paragraphe_20_de_20_liste" style:list-style-name="WW8Num6">
      <style:text-properties fo:font-size="12pt" officeooo:rsid="0019053a" officeooo:paragraph-rsid="00033f36" style:font-size-asian="12pt" style:font-size-complex="12pt"/>
    </style:style>
    <style:style style:name="P24" style:family="paragraph" style:parent-style-name="Paragraphe_20_de_20_liste" style:list-style-name="WW8Num6">
      <style:text-properties fo:font-size="12pt" officeooo:rsid="0019e17f" officeooo:paragraph-rsid="00033f36" style:font-size-asian="12pt" style:font-size-complex="12pt"/>
    </style:style>
    <style:style style:name="P25" style:family="paragraph" style:parent-style-name="Paragraphe_20_de_20_liste">
      <style:text-properties fo:font-size="12pt" officeooo:paragraph-rsid="00033f36" style:font-size-asian="12pt" style:font-size-complex="12pt"/>
    </style:style>
    <style:style style:name="P26" style:family="paragraph" style:parent-style-name="Paragraphe_20_de_20_liste">
      <style:text-properties fo:font-size="8pt" officeooo:paragraph-rsid="00033f36" style:font-size-asian="8pt" style:font-size-complex="8pt"/>
    </style:style>
    <style:style style:name="P27" style:family="paragraph" style:parent-style-name="Paragraphe_20_de_20_liste" style:list-style-name="WW8Num2">
      <style:paragraph-properties fo:margin-left="0cm" fo:margin-right="0cm" fo:text-indent="0cm" style:auto-text-indent="false"/>
      <style:text-properties fo:font-size="12pt" officeooo:rsid="0019053a" officeooo:paragraph-rsid="00033f36" style:font-size-asian="12pt" style:font-size-complex="12pt"/>
    </style:style>
    <style:style style:name="P28" style:family="paragraph" style:parent-style-name="Paragraphe_20_de_20_liste" style:list-style-name="WW8Num6">
      <style:paragraph-properties fo:margin-left="0cm" fo:margin-right="0cm" fo:text-indent="0cm" style:auto-text-indent="false"/>
      <style:text-properties fo:font-size="12pt" officeooo:rsid="0017cd51" officeooo:paragraph-rsid="00033f36" style:font-size-asian="12pt" style:font-size-complex="12pt"/>
    </style:style>
    <style:style style:name="P29" style:family="paragraph" style:parent-style-name="Paragraphe_20_de_20_liste">
      <style:paragraph-properties fo:margin-left="0cm" fo:margin-right="0cm" fo:text-indent="0cm" style:auto-text-indent="false"/>
      <style:text-properties fo:font-size="12pt" officeooo:paragraph-rsid="00033f36" style:font-size-asian="12pt" style:font-size-complex="12pt"/>
    </style:style>
    <style:style style:name="P30" style:family="paragraph" style:parent-style-name="Title">
      <style:text-properties officeooo:paragraph-rsid="00033f36" fo:background-color="#ff0000"/>
    </style:style>
    <style:style style:name="P31" style:family="paragraph" style:parent-style-name="Title" style:list-style-name="L1">
      <style:text-properties officeooo:paragraph-rsid="00033f36"/>
    </style:style>
    <style:style style:name="P32" style:family="paragraph" style:parent-style-name="Title">
      <style:text-properties fo:font-size="8pt" officeooo:paragraph-rsid="00033f36" style:font-size-asian="8pt" style:font-size-complex="8pt"/>
    </style:style>
    <style:style style:name="P33" style:family="paragraph" style:parent-style-name="Title">
      <style:text-properties officeooo:paragraph-rsid="00033f36"/>
    </style:style>
    <style:style style:name="P34" style:family="paragraph" style:parent-style-name="Title">
      <style:paragraph-properties fo:break-before="page"/>
      <style:text-properties officeooo:paragraph-rsid="00033f36"/>
    </style:style>
    <style:style style:name="P35" style:family="paragraph" style:parent-style-name="Titre_20_paragraphe">
      <style:text-properties officeooo:paragraph-rsid="00033f36"/>
    </style:style>
    <style:style style:name="P36" style:family="paragraph" style:parent-style-name="Titre_20_paragraphe" style:list-style-name="">
      <style:paragraph-properties fo:margin-left="0cm" fo:margin-right="0cm" fo:text-indent="0cm" style:auto-text-indent="false"/>
      <style:text-properties officeooo:paragraph-rsid="00033f36"/>
    </style:style>
    <style:style style:name="P37" style:family="paragraph" style:parent-style-name="Contents_20_1">
      <style:text-properties officeooo:paragraph-rsid="00033f36"/>
    </style:style>
    <style:style style:name="P38" style:family="paragraph" style:parent-style-name="Contents_20_3">
      <style:paragraph-properties>
        <style:tab-stops>
          <style:tab-stop style:position="1.552cm"/>
          <style:tab-stop style:position="15.984cm" style:type="right" style:leader-style="dotted" style:leader-text="."/>
        </style:tab-stops>
      </style:paragraph-properties>
      <style:text-properties officeooo:paragraph-rsid="00033f36"/>
    </style:style>
    <style:style style:name="P39" style:family="paragraph" style:parent-style-name="sous-parties">
      <style:text-properties officeooo:paragraph-rsid="00033f36"/>
    </style:style>
    <style:style style:name="T1" style:family="text">
      <style:text-properties officeooo:rsid="0017cd51"/>
    </style:style>
    <style:style style:name="T2" style:family="text">
      <style:text-properties fo:language="fr" fo:country="FR" style:language-asian="fr" style:country-asian="FR"/>
    </style:style>
    <style:style style:name="T3" style:family="text">
      <style:text-properties fo:language="fr" fo:country="FR" style:font-name-asian="Times New Roman" style:language-asian="fr" style:country-asian="FR"/>
    </style:style>
    <style:style style:name="T4" style:family="text">
      <style:text-properties fo:font-size="11pt" fo:language="fr" fo:country="FR" fo:font-weight="normal" style:font-name-asian="Times New Roman" style:font-size-asian="11pt" style:language-asian="fr" style:country-asian="FR" style:font-weight-asian="normal"/>
    </style:style>
    <style:style style:name="T5" style:family="text">
      <style:text-properties fo:font-size="18pt" style:font-size-asian="18pt"/>
    </style:style>
    <style:style style:name="T6" style:family="text">
      <style:text-properties style:font-name-complex="Calibri"/>
    </style:style>
    <style:style style:name="T7" style:family="text">
      <style:text-properties fo:background-color="#ffff00" loext:char-shading-value="0"/>
    </style:style>
    <style:style style:name="T8" style:family="text">
      <style:text-properties officeooo:rsid="001b7de0"/>
    </style:style>
    <style:style style:name="T9" style:family="text">
      <style:text-properties officeooo:rsid="0019b01c"/>
    </style:style>
    <style:style style:name="T10" style:family="text">
      <style:text-properties fo:font-size="12pt" style:font-size-asian="12pt"/>
    </style:style>
    <style:style style:name="T11" style:family="text">
      <style:text-properties officeooo:rsid="00039dcf"/>
    </style:style>
    <style:style style:name="T12" style:family="text">
      <style:text-properties officeooo:rsid="00055d09"/>
    </style:style>
    <style:style style:name="T13" style:family="text">
      <style:text-properties officeooo:rsid="0007560d"/>
    </style:style>
    <style:style style:name="Sect1" style:family="section">
      <style:section-properties style:editable="false">
        <style:columns fo:column-count="1" fo:column-gap="0cm"/>
      </style:section-properties>
    </style:style>
    <text:list-style style:name="L1">
      <text:list-level-style-number text:level="1" text:style-name="WW8Num5z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CAHIER DES CHARGES</text:p>
      <text:p text:style-name="P1"/>
      <text:p text:style-name="P1"/>
      <text:p text:style-name="P1"/>
      <text:p text:style-name="P2">APPLICATION <text:span text:style-name="T1">PICK ME UP</text:span></text:p>
      <text:p text:style-name="P1">________________________</text:p>
      <text:p text:style-name="P1"/>
      <text:p text:style-name="P1">Version 1.0</text:p>
      <text:p text:style-name="P9"/>
      <text:p text:style-name="P12">SOMMAIRE</text:p>
      <text:p text:style-name="P12"/>
      <text:table-of-content text:style-name="Sect1" text:name="Table des matière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index-source-styles text:outline-level="1">
            <text:index-source-style text:style-name="Titre_20_paragraphe"/>
          </text:index-source-styles>
          <text:index-source-styles text:outline-level="2">
            <text:index-source-style text:style-name="Title"/>
          </text:index-source-styles>
          <text:index-source-styles text:outline-level="3">
            <text:index-source-style text:style-name="sous-parties"/>
          </text:index-source-styles>
        </text:table-of-content-source>
        <text:index-body>
          <text:p text:style-name="P12"><text:a xlink:type="simple" xlink:href="#__RefHeading___Toc431279685" text:style-name="Internet_20_link" text:visited-style-name="Visited_20_Internet_20_Link"><text:span text:style-name="T2">1</text:span></text:a><text:a xlink:type="simple" xlink:href="#__RefHeading___Toc431279685" text:style-name="Internet_20_link" text:visited-style-name="Visited_20_Internet_20_Link"><text:span text:style-name="T4"><text:tab/></text:span></text:a><text:a xlink:type="simple" xlink:href="#__RefHeading___Toc431279685" text:style-name="Internet_20_link" text:visited-style-name="Visited_20_Internet_20_Link"><text:span text:style-name="T2"> Contexte du projet<text:tab/>3</text:span></text:a></text:p>
          <text:p text:style-name="P37"><text:a xlink:type="simple" xlink:href="#__RefHeading___Toc431279686" text:style-name="Internet_20_link" text:visited-style-name="Visited_20_Internet_20_Link"><text:span text:style-name="T2">1.1</text:span></text:a><text:a xlink:type="simple" xlink:href="#__RefHeading___Toc431279686" text:style-name="Internet_20_link" text:visited-style-name="Visited_20_Internet_20_Link"><text:span text:style-name="T3"><text:tab/></text:span></text:a><text:a xlink:type="simple" xlink:href="#__RefHeading___Toc431279686" text:style-name="Internet_20_link" text:visited-style-name="Visited_20_Internet_20_Link"><text:span text:style-name="T2">Mise en situation<text:tab/>3</text:span></text:a></text:p>
          <text:p text:style-name="P37"><text:a xlink:type="simple" xlink:href="#__RefHeading___Toc431279687" text:style-name="Internet_20_link" text:visited-style-name="Visited_20_Internet_20_Link"><text:span text:style-name="T2">1.2</text:span></text:a><text:a xlink:type="simple" xlink:href="#__RefHeading___Toc431279687" text:style-name="Internet_20_link" text:visited-style-name="Visited_20_Internet_20_Link"><text:span text:style-name="T3"><text:tab/></text:span></text:a><text:a xlink:type="simple" xlink:href="#__RefHeading___Toc431279687" text:style-name="Internet_20_link" text:visited-style-name="Visited_20_Internet_20_Link"><text:span text:style-name="T2">Acteurs du projet<text:tab/>3</text:span></text:a></text:p>
          <text:p text:style-name="P12"><text:a xlink:type="simple" xlink:href="#__RefHeading___Toc431279688" text:style-name="Internet_20_link" text:visited-style-name="Visited_20_Internet_20_Link"><text:span text:style-name="T2">2</text:span></text:a><text:a xlink:type="simple" xlink:href="#__RefHeading___Toc431279688" text:style-name="Internet_20_link" text:visited-style-name="Visited_20_Internet_20_Link"><text:span text:style-name="T4"><text:tab/></text:span></text:a><text:a xlink:type="simple" xlink:href="#__RefHeading___Toc431279688" text:style-name="Internet_20_link" text:visited-style-name="Visited_20_Internet_20_Link"><text:span text:style-name="T2">Système existant – description succincte<text:tab/>3</text:span></text:a></text:p>
          <text:p text:style-name="P12"><text:a xlink:type="simple" xlink:href="#__RefHeading___Toc431279689" text:style-name="Internet_20_link" text:visited-style-name="Visited_20_Internet_20_Link"><text:span text:style-name="T2">3</text:span></text:a><text:a xlink:type="simple" xlink:href="#__RefHeading___Toc431279689" text:style-name="Internet_20_link" text:visited-style-name="Visited_20_Internet_20_Link"><text:span text:style-name="T4"><text:tab/></text:span></text:a><text:a xlink:type="simple" xlink:href="#__RefHeading___Toc431279689" text:style-name="Internet_20_link" text:visited-style-name="Visited_20_Internet_20_Link"><text:span text:style-name="T2">Caractéristiques fonctionnelles du futur système<text:tab/>3</text:span></text:a></text:p>
          <text:p text:style-name="P37"><text:a xlink:type="simple" xlink:href="#__RefHeading___Toc431279690" text:style-name="Internet_20_link" text:visited-style-name="Visited_20_Internet_20_Link"><text:span text:style-name="T2">3.1</text:span></text:a><text:a xlink:type="simple" xlink:href="#__RefHeading___Toc431279690" text:style-name="Internet_20_link" text:visited-style-name="Visited_20_Internet_20_Link"><text:span text:style-name="T3"><text:tab/></text:span></text:a><text:a xlink:type="simple" xlink:href="#__RefHeading___Toc431279690" text:style-name="Internet_20_link" text:visited-style-name="Visited_20_Internet_20_Link"><text:span text:style-name="T2">Fonctions à remplir<text:tab/>3</text:span></text:a></text:p>
          <text:p text:style-name="P38"><text:a xlink:type="simple" xlink:href="#__RefHeading___Toc431279691" text:style-name="Internet_20_link" text:visited-style-name="Visited_20_Internet_20_Link"><text:span text:style-name="T2">a)<text:tab/>Première version de l’application<text:tab/>3</text:span></text:a></text:p>
          <text:p text:style-name="P38"><text:a xlink:type="simple" xlink:href="#__RefHeading___Toc431279692" text:style-name="Internet_20_link" text:visited-style-name="Visited_20_Internet_20_Link"><text:span text:style-name="T2">b)<text:tab/>Version future de l’application<text:tab/>4</text:span></text:a></text:p>
          <text:p text:style-name="P37"><text:a xlink:type="simple" xlink:href="#__RefHeading___Toc431279693" text:style-name="Internet_20_link" text:visited-style-name="Visited_20_Internet_20_Link"><text:span text:style-name="T2">3.2 Données à prendre en compte<text:tab/>4</text:span></text:a></text:p>
          <text:p text:style-name="P12"><text:a xlink:type="simple" xlink:href="#__RefHeading___Toc431279694" text:style-name="Internet_20_link" text:visited-style-name="Visited_20_Internet_20_Link"><text:span text:style-name="T2">4</text:span></text:a><text:a xlink:type="simple" xlink:href="#__RefHeading___Toc431279694" text:style-name="Internet_20_link" text:visited-style-name="Visited_20_Internet_20_Link"><text:span text:style-name="T4"><text:tab/></text:span></text:a><text:a xlink:type="simple" xlink:href="#__RefHeading___Toc431279694" text:style-name="Internet_20_link" text:visited-style-name="Visited_20_Internet_20_Link"><text:span text:style-name="T2">Caractéristiques non fonctionnelles du futur système<text:tab/>4</text:span></text:a></text:p>
          <text:p text:style-name="P37"><text:a xlink:type="simple" xlink:href="#__RefHeading___Toc431279695" text:style-name="Internet_20_link" text:visited-style-name="Visited_20_Internet_20_Link"><text:span text:style-name="T2">4.1</text:span></text:a><text:a xlink:type="simple" xlink:href="#__RefHeading___Toc431279695" text:style-name="Internet_20_link" text:visited-style-name="Visited_20_Internet_20_Link"><text:span text:style-name="T3"><text:tab/></text:span></text:a><text:a xlink:type="simple" xlink:href="#__RefHeading___Toc431279695" text:style-name="Internet_20_link" text:visited-style-name="Visited_20_Internet_20_Link"><text:span text:style-name="T2">Interface Homme-Machine<text:tab/>4</text:span></text:a></text:p>
          <text:p text:style-name="P37"><text:a xlink:type="simple" xlink:href="#__RefHeading___Toc431279696" text:style-name="Internet_20_link" text:visited-style-name="Visited_20_Internet_20_Link"><text:span text:style-name="T2">4.2</text:span></text:a><text:a xlink:type="simple" xlink:href="#__RefHeading___Toc431279696" text:style-name="Internet_20_link" text:visited-style-name="Visited_20_Internet_20_Link"><text:span text:style-name="T3"><text:tab/></text:span></text:a><text:a xlink:type="simple" xlink:href="#__RefHeading___Toc431279696" text:style-name="Internet_20_link" text:visited-style-name="Visited_20_Internet_20_Link"><text:span text:style-name="T2">Contraintes d’exploitation<text:tab/>4</text:span></text:a></text:p>
          <text:p text:style-name="P37"><text:a xlink:type="simple" xlink:href="#__RefHeading___Toc431279697" text:style-name="Internet_20_link" text:visited-style-name="Visited_20_Internet_20_Link"><text:span text:style-name="T2">4.3</text:span></text:a><text:a xlink:type="simple" xlink:href="#__RefHeading___Toc431279697" text:style-name="Internet_20_link" text:visited-style-name="Visited_20_Internet_20_Link"><text:span text:style-name="T3"><text:tab/></text:span></text:a><text:a xlink:type="simple" xlink:href="#__RefHeading___Toc431279697" text:style-name="Internet_20_link" text:visited-style-name="Visited_20_Internet_20_Link"><text:span text:style-name="T2">Contraintes d’organisation<text:tab/>5</text:span></text:a></text:p>
          <text:p text:style-name="P37"><text:a xlink:type="simple" xlink:href="#__RefHeading___Toc431279698" text:style-name="Internet_20_link" text:visited-style-name="Visited_20_Internet_20_Link"><text:span text:style-name="T2">4.4</text:span></text:a><text:a xlink:type="simple" xlink:href="#__RefHeading___Toc431279698" text:style-name="Internet_20_link" text:visited-style-name="Visited_20_Internet_20_Link"><text:span text:style-name="T3"><text:tab/></text:span></text:a><text:a xlink:type="simple" xlink:href="#__RefHeading___Toc431279698" text:style-name="Internet_20_link" text:visited-style-name="Visited_20_Internet_20_Link"><text:span text:style-name="T2">Délais de réalisation<text:tab/>5</text:span></text:a></text:p>
          <text:p text:style-name="P12"><text:a xlink:type="simple" xlink:href="#__RefHeading___Toc431279699" text:style-name="Internet_20_link" text:visited-style-name="Visited_20_Internet_20_Link"><text:span text:style-name="T2">5</text:span></text:a><text:a xlink:type="simple" xlink:href="#__RefHeading___Toc431279699" text:style-name="Internet_20_link" text:visited-style-name="Visited_20_Internet_20_Link"><text:span text:style-name="T4"><text:tab/></text:span></text:a><text:a xlink:type="simple" xlink:href="#__RefHeading___Toc431279699" text:style-name="Internet_20_link" text:visited-style-name="Visited_20_Internet_20_Link"><text:span text:style-name="T2">Installation et livraison<text:tab/>5</text:span></text:a></text:p>
          <text:p text:style-name="P12"><text:a xlink:type="simple" xlink:href="#__RefHeading___Toc431279700" text:style-name="Internet_20_link" text:visited-style-name="Visited_20_Internet_20_Link"><text:span text:style-name="T2">6</text:span></text:a><text:a xlink:type="simple" xlink:href="#__RefHeading___Toc431279700" text:style-name="Internet_20_link" text:visited-style-name="Visited_20_Internet_20_Link"><text:span text:style-name="T4"><text:tab/></text:span></text:a><text:a xlink:type="simple" xlink:href="#__RefHeading___Toc431279700" text:style-name="Internet_20_link" text:visited-style-name="Visited_20_Internet_20_Link"><text:span text:style-name="T2">Gains tangibles attendus par la réalisation du projet<text:tab/>5</text:span></text:a></text:p>
        </text:index-body>
      </text:table-of-content>
      <text:p text:style-name="P3"/>
      <text:p text:style-name="P7"/>
      <text:p text:style-name="P34"><text:bookmark-start text:name="__RefHeading___Toc431279685"/><text:span text:style-name="T5">1<text:tab/> </text:span>Contexte<text:span text:style-name="T5"> </text:span>du projet<text:bookmark-end text:name="__RefHeading___Toc431279685"/></text:p>
      <text:list xml:id="list7188510142481048759" text:style-name="WW8Num5">
        <text:list-item>
          <text:list>
            <text:list-item>
              <text:p text:style-name="P35"><text:span text:style-name="T6"><text:s/></text:span><text:bookmark-start text:name="__RefHeading___Toc431279686"/>Mise en situation<text:bookmark-end text:name="__RefHeading___Toc431279686"/></text:p>
            </text:list-item>
          </text:list>
        </text:list-item>
      </text:list>
      <text:p text:style-name="P15"><text:tab/>Depuis ses débuts, le Tournoi de Gestion s’organisait sur différents supports (application non modulable, fichiers Excel,…) non évolutifs qui demandaient un travail fastidieux d’organisation. Le Tournoi s’effectuant chaque année, le but de ce projet est donc d’avoir une solution applicative capable de simplifier la création de scénario et pouvant être réadapté pour les années suivantes.</text:p>
      <text:list xml:id="list111548324077964" text:continue-numbering="true" text:style-name="WW8Num5">
        <text:list-item>
          <text:list>
            <text:list-item>
              <text:p text:style-name="P35"><text:span text:style-name="T6"><text:s/></text:span><text:bookmark-start text:name="__RefHeading___Toc431279687"/>Acteurs du projet<text:bookmark-end text:name="__RefHeading___Toc431279687"/></text:p>
            </text:list-item>
          </text:list>
        </text:list-item>
      </text:list>
      <text:p text:style-name="P17"><text:tab/>Le projet a été présenté par <text:span text:style-name="T1">M. Kaposi à Tourrilhes Géraud, Caillaud Tom, Bourse Dylan, Perrin Pierrick</text:span>.</text:p>
      <text:p text:style-name="P18"/>
      <text:p text:style-name="P14"><text:span text:style-name="T1">L’application</text:span> implique dans son utilisation <text:span text:style-name="T1">deux</text:span> types d’utilisateurs :</text:p>
      <text:list xml:id="list8125536299457779679" text:style-name="WW8Num7">
        <text:list-item>
          <text:p text:style-name="P19">se utilisant Android</text:p>
        </text:list-item>
        <text:list-item>
          <text:p text:style-name="P19">se utilisant IOS</text:p>
        </text:list-item>
      </text:list>
      <text:p text:style-name="P25"/>
      <text:p text:style-name="P14">Afin d’élaborer le projet, les personnes ressources suivantes ont été proposées :</text:p>
      <text:list xml:id="list111548043596065" text:continue-numbering="true" text:style-name="WW8Num7">
        <text:list-item>
          <text:p text:style-name="P19">M. <text:span text:style-name="T7">lalala</text:span> responsables des nouvelles technologies.</text:p>
        </text:list-item>
      </text:list>
      <text:p text:style-name="P14"/>
      <text:p text:style-name="P30"><text:bookmark-start text:name="__RefHeading___Toc431279688"/>2<text:tab/>Système existant – description succincte<text:bookmark-end text:name="__RefHeading___Toc431279688"/></text:p>
      <text:p text:style-name="P8">Il faut néanmoins afficher les logos du partenaire et de l’académie.</text:p>
      <text:list xml:id="list7906683292299802024" text:style-name="L1">
        <text:list-item>
          <text:p text:style-name="P31"><text:bookmark-start text:name="__RefHeading___Toc431279689"/>Caractéristiques fonctionnelles du futur système<text:bookmark-end text:name="__RefHeading___Toc431279689"/></text:p>
        </text:list-item>
      </text:list>
      <text:list xml:id="list111548657679933" text:continue-list="list111548324077964" text:style-name="WW8Num5">
        <text:list-item>
          <text:list>
            <text:list-item>
              <text:p text:style-name="P35"><text:bookmark-start text:name="__RefHeading___Toc431279690"/><text:s/>Fonctions à remplir <text:bookmark-end text:name="__RefHeading___Toc431279690"/></text:p>
            </text:list-item>
          </text:list>
        </text:list-item>
      </text:list>
      <text:list xml:id="list7345525488271524093" text:style-name="WW8Num1">
        <text:list-item>
          <text:p text:style-name="P39"><text:bookmark-start text:name="__RefHeading___Toc431279691"/>Première version de l’application<text:bookmark-end text:name="__RefHeading___Toc431279691"/></text:p>
        </text:list-item>
      </text:list>
      <text:list xml:id="list2958648234088410389" text:style-name="WW8Num8">
        <text:list-item>
          <text:p text:style-name="P20">Saisie des informations de l’utilisateur pour son inscription.</text:p>
        </text:list-item>
        <text:list-item>
          <text:p text:style-name="P20">Authentification des utilisateurs.</text:p>
        </text:list-item>
        <text:list-item>
          <text:p text:style-name="P20">Calcule du trajet.</text:p>
        </text:list-item>
        <text:list-item>
          <text:p text:style-name="P20">Permettre aux utilisateurs de se proposer comme conducteur / passager</text:p>
        </text:list-item>
        <text:list-item>
          <text:p text:style-name="P20">validation des deux cotes pour valider le trajets</text:p>
        </text:list-item>
      </text:list>
      <text:p text:style-name="P21"/>
      <text:p text:style-name="P26"/>
      <text:list xml:id="list111548318856499" text:continue-list="list7345525488271524093" text:style-name="WW8Num1">
        <text:list-item>
          <text:p text:style-name="P39"><text:bookmark-start text:name="__RefHeading___Toc431279692"/>Version future de l’application<text:bookmark-end text:name="__RefHeading___Toc431279692"/></text:p>
        </text:list-item>
      </text:list>
      <text:list xml:id="list1913952909192076237" text:style-name="WW8Num2">
        <text:list-item>
          <text:p text:style-name="P22">calcule coût du trajets par passagers</text:p>
        </text:list-item>
        <text:list-item>
          <text:p text:style-name="P22">calcule économie total <text:span text:style-name="T11">co2 et argent</text:span></text:p>
        </text:list-item>
        <text:list-item>
          <text:p text:style-name="P22">points de fidélisation pour le conducteur</text:p>
        </text:list-item>
        <text:list-item>
          <text:p text:style-name="P22">le systeme de payement</text:p>
        </text:list-item>
        <text:list-item>
          <text:p text:style-name="P22">planning</text:p>
        </text:list-item>
        <text:list-item>
          <text:p text:style-name="P22">calcule heure de depart pour chaque passagers et conducteur pour arriver a une heure precise</text:p>
          <text:p text:style-name="P27"/>
        </text:list-item>
      </text:list>
      <text:p text:style-name="P36"><text:bookmark-start text:name="__RefHeading___Toc431279693"/>3.2 Données à prendre en compte<text:bookmark-end text:name="__RefHeading___Toc431279693"/></text:p>
      <text:list xml:id="list1617773914213261127" text:style-name="WW8Num6">
        <text:list-item>
          <text:p text:style-name="P23">les utilisateurs (login, mdp, @mail, nom, prenom, numero de tel*, adresse, adresse lieu de travail, #planning, voitureDispo, nbPlace, nb Points De Fidelite, <text:span text:style-name="T11">nb km detours max, nb co2, nb km</text:span>).</text:p>
        </text:list-item>
        <text:list-item>
          <text:p text:style-name="P24">Argent du<text:span text:style-name="T8">(#uti_donne, #uti_recoit, nb argent)</text:span></text:p>
        </text:list-item>
        <text:list-item>
          <text:p text:style-name="P23">planning(<text:span text:style-name="T11">#id, </text:span>#periode).</text:p>
        </text:list-item>
        <text:list-item>
          <text:p text:style-name="P23"><text:soft-page-break/>periode(horaire <text:span text:style-name="T9">d</text:span>eb, horaire <text:span text:style-name="T9">f</text:span>in, date<text:span text:style-name="T9"> d</text:span>eb, date <text:span text:style-name="T9">f</text:span>in).</text:p>
        </text:list-item>
        <text:list-item>
          <text:p text:style-name="P23">trajets(#conducteur, #passager, date <text:span text:style-name="T9">d</text:span>e<text:span text:style-name="T9">part</text:span>, date <text:span text:style-name="T9">arriver</text:span>, <text:span text:style-name="T9">nb kilometre en plus, </text:span>nb <text:span text:style-name="T9">p</text:span>assager <text:span text:style-name="T9">a</text:span>ccepter, <text:span text:style-name="T9">nb argent(nouveau trajet - trajet init)).</text:span></text:p>
        </text:list-item>
        <text:list-item>
          <text:p text:style-name="P23">passager(#trajet, #uti, <text:span text:style-name="T9">nb argent economiser, nb co2 economiser, conducteur accepte, passager accepte</text:span>).</text:p>
          <text:p text:style-name="P28"/>
        </text:list-item>
      </text:list>
      <text:list xml:id="list111549241628441" text:continue-list="list7906683292299802024" text:style-name="L1">
        <text:list-item>
          <text:p text:style-name="P31"><text:bookmark-start text:name="__RefHeading___Toc431279694"/>Caractéristiques non fonctionnelles du futur système<text:bookmark-end text:name="__RefHeading___Toc431279694"/></text:p>
        </text:list-item>
      </text:list>
      <text:p text:style-name="P32"/>
      <text:list xml:id="list111548878158440" text:continue-list="list111548657679933" text:style-name="WW8Num5">
        <text:list-item>
          <text:list>
            <text:list-item>
              <text:p text:style-name="P35"><text:span text:style-name="T6"><text:s/></text:span><text:bookmark-start text:name="__RefHeading___Toc431279695"/>Interface Homme-Machine<text:bookmark-end text:name="__RefHeading___Toc431279695"/></text:p>
            </text:list-item>
          </text:list>
        </text:list-item>
      </text:list>
      <text:p text:style-name="P4"><text:tab/>Aucune contrainte n’a été formulée pour la forme. </text:p>
      <text:p text:style-name="P6"/>
      <text:list xml:id="list111549154921468" text:continue-numbering="true" text:style-name="WW8Num5">
        <text:list-item>
          <text:list>
            <text:list-item>
              <text:p text:style-name="P35"><text:span text:style-name="T6"><text:s/></text:span><text:bookmark-start text:name="__RefHeading___Toc431279696"/>Contraintes d’exploitation<text:bookmark-end text:name="__RefHeading___Toc431279696"/></text:p>
            </text:list-item>
          </text:list>
        </text:list-item>
      </text:list>
      <text:p text:style-name="P4"><text:tab/>L’application devra être accessible sur au moins <text:span text:style-name="T12">Android mais si possibles sur IOS aussi.</text:span> </text:p>
      <text:p text:style-name="P6"/>
      <text:list xml:id="list111547468764539" text:continue-numbering="true" text:style-name="WW8Num5">
        <text:list-item>
          <text:list>
            <text:list-item>
              <text:p text:style-name="P35"><text:span text:style-name="T6"><text:s/></text:span><text:bookmark-start text:name="__RefHeading___Toc431279697"/>Contraintes d’organisation<text:bookmark-end text:name="__RefHeading___Toc431279697"/></text:p>
            </text:list-item>
          </text:list>
        </text:list-item>
      </text:list>
      <text:p text:style-name="P5"><text:tab/>Aucune contrainte n’a été formulée pour l’<text:span text:style-name="T12">organisation</text:span>. </text:p>
      <text:p text:style-name="P6"/>
      <text:list xml:id="list111549084757954" text:continue-numbering="true" text:style-name="WW8Num5">
        <text:list-item>
          <text:list>
            <text:list-item>
              <text:p text:style-name="P35"><text:span text:style-name="T6"><text:s/></text:span><text:bookmark-start text:name="__RefHeading___Toc431279698"/>Délais de réalisation<text:bookmark-end text:name="__RefHeading___Toc431279698"/></text:p>
            </text:list-item>
          </text:list>
        </text:list-item>
      </text:list>
      <text:p text:style-name="P14"><text:tab/><text:span text:style-name="T12">L</text:span>a livraison est prévue <text:span text:style-name="T12">mi-avril </text:span>pour la version test.</text:p>
      <text:p text:style-name="P16"/>
      <text:p text:style-name="P33"><text:bookmark-start text:name="__RefHeading___Toc431279699"/>5<text:tab/>Installation et livraison<text:bookmark-end text:name="__RefHeading___Toc431279699"/></text:p>
      <text:p text:style-name="P11"/>
      <text:p text:style-name="P4"><text:tab/><text:span text:style-name="T13">Aucune installation à réaliser.</text:span></text:p>
      <text:p text:style-name="P6"/>
      <text:p text:style-name="P33"><text:bookmark-start text:name="__RefHeading___Toc431279700"/>6<text:tab/>Gains tangibles attendus par la réalisation du projet<text:span text:style-name="T10"><text:tab/></text:span><text:bookmark-end text:name="__RefHeading___Toc431279700"/></text:p>
      <text:p text:style-name="P13"><text:tab/>La réalisation de ce projet a pour but un gain <text:span text:style-name="T13">d’argent et diminution de la poll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Standard" style:class="index">
      <style:paragraph-properties fo:margin-top="0cm" fo:margin-bottom="0.176cm" loext:contextual-spacing="false"/>
      <style:text-properties fo:font-size="16pt" fo:font-weight="bold" style:font-size-asian="16pt" style:font-weight-asian="bold"/>
    </style:style>
    <style:style style:name="Contents_20_1" style:display-name="Contents 1" style:family="paragraph" style:parent-style-name="Standard" style:next-style-name="Standard" style:class="index">
      <style:paragraph-properties fo:margin-left="0.501cm" fo:margin-right="0cm" fo:margin-top="0cm" fo:margin-bottom="0.176cm" loext: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text-indent="0cm" style:auto-text-indent="false"/>
    </style:style>
    <style:style style:name="Title" style:family="paragraph" style:parent-style-name="Standard" style:next-style-name="Text_20_body" style:class="chapter">
      <style:text-properties fo:font-size="16pt" fo:font-weight="bold" style:font-size-asian="16pt" style:font-weight-asian="bold" style:font-size-complex="12pt"/>
    </style:style>
    <style:style style:name="Titre_20_paragraphe" style:display-name="Titre paragraphe" style:family="paragraph" style:parent-style-name="Paragraphe_20_de_20_liste" style:list-style-name="WW8Num5">
      <style:text-properties fo:font-size="14pt" fo:font-weight="bold" style:font-size-asian="14pt" style:font-weight-asian="bold" style:font-size-complex="12pt"/>
    </style:style>
    <style:style style:name="sous-parties" style:family="paragraph" style:parent-style-name="Titre_20_paragraphe" style:list-style-name="WW8Num1"/>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0" style:family="text"/>
    <style:style style:name="WW8Num7z0"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8z0" style:family="text">
      <style:text-properties fo:font-size="12pt" style:font-size-asian="12pt" style:font-size-complex="12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0" style:family="text">
      <style:text-properties fo:font-size="12pt" style:font-size-asian="12pt" style:font-size-complex="12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text:style-name="WW8Num5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Calibri"/>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0:51:58.981288791</meta:creation-date>
    <dc:date>2016-10-18T11:15:47.042423855</dc:date>
    <meta:editing-duration>PT3M7S</meta:editing-duration>
    <meta:editing-cycles>3</meta:editing-cycles>
    <meta:generator>LibreOffice/5.1.4.2$Linux_X86_64 LibreOffice_project/10m0$Build-2</meta:generator>
    <meta:document-statistic meta:table-count="0" meta:image-count="0" meta:object-count="0" meta:page-count="4" meta:paragraph-count="68" meta:word-count="519" meta:character-count="3407" meta:non-whitespace-character-count="2963"/>
  </office:meta>
</office:document-meta>
</file>